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397D9B8B145C38A4D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8400000397D9B8B145C38A4DC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4:42:15.785316946</meta:creation-date>
    <dc:date>2018-03-10T15:28:42.160456152</dc:date>
    <meta:editing-duration>PT17M6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